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cm" svg:height="10cm" svg:x="8.16cm" svg:y="0.292cm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2cm" svg:height="10.864cm" svg:x="24.895cm" svg:y="2.709cm">
            <draw:object draw:notify-on-update-of-ranges="Sheet1.A1:Sheet1.A10 Sheet1.B1:Sheet1.B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911cm" svg:y="8.228cm">
            <draw:object draw:notify-on-update-of-ranges="Sheet1.A2:Sheet1.A10 Sheet1.A2:Sheet1.A10 Sheet1.B1:Sheet1.B1 Sheet1.B2:Sheet1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8178419700126E-016" calcext:value-type="float">
            <text:p>8.88178419700126E-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8178419700126E-016" calcext:value-type="float">
            <text:p>8.88178419700126E-016</text:p>
          </table:table-cell>
        </table:table-row>
        <table:table-row table:style-name="ro1">
          <table:table-cell office:value-type="float" office:value="0.618323435153536" calcext:value-type="float">
            <text:p>0.6183234352</text:p>
          </table:table-cell>
          <table:table-cell office:value-type="float" office:value="0.631190059158196" calcext:value-type="float">
            <text:p>0.6311900592</text:p>
          </table:table-cell>
        </table:table-row>
        <table:table-row table:style-name="ro1">
          <table:table-cell office:value-type="float" office:value="0.425995516226944" calcext:value-type="float">
            <text:p>0.4259955162</text:p>
          </table:table-cell>
          <table:table-cell office:value-type="float" office:value="0.819224349745903" calcext:value-type="float">
            <text:p>0.8192243497</text:p>
          </table:table-cell>
        </table:table-row>
        <table:table-row table:style-name="ro1">
          <table:table-cell office:value-type="float" office:value="0.0928333828165018" calcext:value-type="float">
            <text:p>0.0928333828</text:p>
          </table:table-cell>
          <table:table-cell office:value-type="float" office:value="0.993668753313591" calcext:value-type="float">
            <text:p>0.9936687533</text:p>
          </table:table-cell>
        </table:table-row>
        <table:table-row table:style-name="ro1">
          <table:table-cell office:value-type="float" office:value="0.810973726147084" calcext:value-type="float">
            <text:p>0.8109737261</text:p>
          </table:table-cell>
          <table:table-cell office:value-type="float" office:value="0.342321615499115" calcext:value-type="float">
            <text:p>0.3423216155</text:p>
          </table:table-cell>
        </table:table-row>
        <table:table-row table:style-name="ro1">
          <table:table-cell office:value-type="float" office:value="0.43263224894749" calcext:value-type="float">
            <text:p>0.4326322489</text:p>
          </table:table-cell>
          <table:table-cell office:value-type="float" office:value="0.816098167755119" calcext:value-type="float">
            <text:p>0.8160981678</text:p>
          </table:table-cell>
        </table:table-row>
        <table:table-row table:style-name="ro1">
          <table:table-cell office:value-type="float" office:value="0.986046144091661" calcext:value-type="float">
            <text:p>0.9860461441</text:p>
          </table:table-cell>
          <table:table-cell office:value-type="float" office:value="0.0430063777355863" calcext:value-type="float">
            <text:p>0.0430063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13:19.299012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17T20:14:12.784786201</dc:date>
    <meta:editing-duration>PT43M1S</meta:editing-duration>
    <meta:editing-cycles>4</meta:editing-cycles>
    <meta:document-statistic meta:table-count="1" meta:cell-count="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0.001cm" xlink:href=".." xlink:type="simple" chart:class="chart:scatter" chart:style-name="ch1">
        <chart:title svg:x="2.853cm" svg:y="0.336cm" chart:style-name="ch2">
          <text:p>ZDT 2 - population 10</text:p>
        </chart:title>
        <chart:subtitle svg:x="2.641cm" svg:y="1.315cm" chart:style-name="ch3">
          <text:p>10000 generations, 992ms</text:p>
        </chart:subtitle>
        <chart:plot-area chart:style-name="ch4" table:cell-range-address="Sheet1.A1:Sheet1.B10" svg:x="0.65cm" svg:y="2.398cm" svg:width="8.951cm" svg:height="6.983cm">
          <chartooo:coordinate-region svg:x="1.377cm" svg:y="2.598cm" svg:width="7.984cm" svg:height="6.13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1">
                <text:p>1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8323435153536">
                <text:p>0.618323435153536</text:p>
              </table:table-cell>
              <table:table-cell office:value-type="float" office:value="0.631190059158196">
                <text:p>0.631190059158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95516226944">
                <text:p>0.425995516226944</text:p>
              </table:table-cell>
              <table:table-cell office:value-type="float" office:value="0.819224349745903">
                <text:p>0.81922434974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333828165018">
                <text:p>0.0928333828165018</text:p>
              </table:table-cell>
              <table:table-cell office:value-type="float" office:value="0.993668753313591">
                <text:p>0.99366875331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0973726147084">
                <text:p>0.810973726147084</text:p>
              </table:table-cell>
              <table:table-cell office:value-type="float" office:value="0.342321615499115">
                <text:p>0.342321615499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263224894749">
                <text:p>0.43263224894749</text:p>
              </table:table-cell>
              <table:table-cell office:value-type="float" office:value="0.816098167755119">
                <text:p>0.816098167755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6046144091661">
                <text:p>0.986046144091661</text:p>
              </table:table-cell>
              <table:table-cell office:value-type="float" office:value="0.0430063777355863">
                <text:p>0.0430063777355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10.865cm" xlink:href=".." xlink:type="simple" chart:class="chart:scatter" chart:style-name="ch1">
        <chart:title svg:x="5.859cm" svg:y="0.353cm" chart:style-name="ch2">
          <text:p>ZDT 2 - population 10</text:p>
        </chart:title>
        <chart:subtitle svg:x="5.647cm" svg:y="1.349cm" chart:style-name="ch3">
          <text:p>10000 generations, 992ms</text:p>
        </chart:subtitle>
        <chart:plot-area chart:style-name="ch4" table:cell-range-address="Sheet1.A1:Sheet1.B10" svg:x="0.77cm" svg:y="2.466cm" svg:width="14.603cm" svg:height="7.762cm">
          <chartooo:coordinate-region svg:x="1.497cm" svg:y="2.666cm" svg:width="13.636cm" svg:height="6.9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1">
                <text:p>1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8323435153536">
                <text:p>0.618323435153536</text:p>
              </table:table-cell>
              <table:table-cell office:value-type="float" office:value="0.631190059158196">
                <text:p>0.631190059158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95516226944">
                <text:p>0.425995516226944</text:p>
              </table:table-cell>
              <table:table-cell office:value-type="float" office:value="0.819224349745903">
                <text:p>0.81922434974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333828165018">
                <text:p>0.0928333828165018</text:p>
              </table:table-cell>
              <table:table-cell office:value-type="float" office:value="0.993668753313591">
                <text:p>0.99366875331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0973726147084">
                <text:p>0.810973726147084</text:p>
              </table:table-cell>
              <table:table-cell office:value-type="float" office:value="0.342321615499115">
                <text:p>0.342321615499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263224894749">
                <text:p>0.43263224894749</text:p>
              </table:table-cell>
              <table:table-cell office:value-type="float" office:value="0.816098167755119">
                <text:p>0.816098167755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6046144091661">
                <text:p>0.986046144091661</text:p>
              </table:table-cell>
              <table:table-cell office:value-type="float" office:value="0.0430063777355863">
                <text:p>0.0430063777355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853cm" svg:y="0.316cm" chart:style-name="ch2">
          <text:p>ZDT 2 - population 10</text:p>
        </chart:title>
        <chart:subtitle svg:x="5.641cm" svg:y="1.275cm" chart:style-name="ch3">
          <text:p>10000 generations, 992ms</text:p>
        </chart:subtitle>
        <chart:plot-area chart:style-name="ch4" table:cell-range-address="Sheet1.A2:Sheet1.B10 Sheet1.B1:Sheet1.B1" chart:data-source-has-labels="both" svg:x="0.77cm" svg:y="2.318cm" svg:width="14.59cm" svg:height="6.082cm">
          <chartooo:coordinate-region svg:x="1.497cm" svg:y="2.518cm" svg:width="13.623cm" svg:height="5.235cm"/>
          <chart:axis chart:dimension="x" chart:name="primary-x" chart:style-name="ch5" chartooo:axis-type="auto">
            <chart:categories table:cell-range-address="Sheet1.A2:Sheet1.A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</svg:desc>
                </draw:g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8.88178419700126E-016">
                <text:p>8.88178419700126E-016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.88178419700126E-016">
                <text:p>8.88178419700126E-016</text:p>
              </table:table-cell>
            </table:table-row>
            <table:table-row>
              <table:table-cell office:value-type="float" office:value="0.618323435153536">
                <text:p>0</text:p>
              </table:table-cell>
              <table:table-cell office:value-type="float" office:value="0.618323435153536">
                <text:p>0.618323435153536</text:p>
              </table:table-cell>
              <table:table-cell office:value-type="float" office:value="0.631190059158196">
                <text:p>0.631190059158196</text:p>
              </table:table-cell>
            </table:table-row>
            <table:table-row>
              <table:table-cell office:value-type="float" office:value="0.425995516226944">
                <text:p>0</text:p>
              </table:table-cell>
              <table:table-cell office:value-type="float" office:value="0.425995516226944">
                <text:p>0.425995516226944</text:p>
              </table:table-cell>
              <table:table-cell office:value-type="float" office:value="0.819224349745903">
                <text:p>0.819224349745903</text:p>
              </table:table-cell>
            </table:table-row>
            <table:table-row>
              <table:table-cell office:value-type="float" office:value="0.0928333828165018">
                <text:p>0</text:p>
              </table:table-cell>
              <table:table-cell office:value-type="float" office:value="0.0928333828165018">
                <text:p>0.0928333828165018</text:p>
              </table:table-cell>
              <table:table-cell office:value-type="float" office:value="0.993668753313591">
                <text:p>0.993668753313591</text:p>
              </table:table-cell>
            </table:table-row>
            <table:table-row>
              <table:table-cell office:value-type="float" office:value="0.810973726147084">
                <text:p>0</text:p>
              </table:table-cell>
              <table:table-cell office:value-type="float" office:value="0.810973726147084">
                <text:p>0.810973726147084</text:p>
              </table:table-cell>
              <table:table-cell office:value-type="float" office:value="0.342321615499115">
                <text:p>0.342321615499115</text:p>
              </table:table-cell>
            </table:table-row>
            <table:table-row>
              <table:table-cell office:value-type="float" office:value="0.43263224894749">
                <text:p>0</text:p>
              </table:table-cell>
              <table:table-cell office:value-type="float" office:value="0.43263224894749">
                <text:p>0.43263224894749</text:p>
              </table:table-cell>
              <table:table-cell office:value-type="float" office:value="0.816098167755119">
                <text:p>0.816098167755119</text:p>
              </table:table-cell>
            </table:table-row>
            <table:table-row>
              <table:table-cell office:value-type="float" office:value="0.986046144091661">
                <text:p>0</text:p>
              </table:table-cell>
              <table:table-cell office:value-type="float" office:value="0.986046144091661">
                <text:p>0.986046144091661</text:p>
              </table:table-cell>
              <table:table-cell office:value-type="float" office:value="0.0430063777355863">
                <text:p>0.0430063777355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